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none"/>
    </style:style>
    <style:style style:name="T1" style:family="text">
      <style:text-properties fo:color="#000000" loext:opacity="100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Shéhérazade</text:span></text:p>
      <text:p text:style-name="Standard">Le prince changé en singe</text:p>
      <text:p text:style-name="Standard">L'encombrant cadavre</text:p>
      <text:p text:style-name="Standard">L'astucieux petit chamelier</text:p>
      <text:p text:style-name="Standard">Histoire d'une tarte au miel et à l'eau de rose</text:p>
      <text:p text:style-name="Standard">Le mari, la femme et le perroquet</text:p>
      <text:p text:style-name="Standard">L'homme qui mit sa femme dans un bocal</text:p>
      <text:p text:style-name="Standard">Le calife et l'âne</text:p>
      <text:p text:style-name="Standard">Le coffre volant</text:p>
      <text:p text:style-name="Standard"><text:span text:style-name="T1"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7T15:01:04.293000000</dc:date>
    <meta:editing-duration>PT30S</meta:editing-duration>
    <meta:editing-cycles>3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9" meta:word-count="43" meta:character-count="235" meta:non-whitespace-character-count="201"/>
  </office:meta>
</office:document-meta>
</file>